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0342c7"/>
    </style:style>
    <style:style style:name="P2" style:family="paragraph" style:parent-style-name="Text_20_body">
      <style:paragraph-properties fo:padding="0.0193in" fo:border="0.06pt solid #d9d9e3"/>
    </style:style>
    <style:style style:name="P3"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text-properties style:text-underline-style="none" fo:font-weight="normal" officeooo:paragraph-rsid="000342c7" style:font-weight-asian="normal" style:font-weight-complex="normal"/>
    </style:style>
    <style:style style:name="P4"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text-properties style:text-underline-style="none" fo:font-weight="normal" officeooo:paragraph-rsid="000342c7" style:font-weight-asian="normal" style:font-weight-complex="normal" loext:padding="0.0193in" loext:border="0.06pt solid #d9d9e3"/>
    </style:style>
    <style:style style:name="P5" style:family="paragraph" style:parent-style-name="Text_20_body" style:list-style-name="L1">
      <style:paragraph-properties fo:padding="0.0193in" fo:border="0.06pt solid #d9d9e3"/>
    </style:style>
    <style:style style:name="P6" style:family="paragraph" style:parent-style-name="Text_20_body" style:list-style-name="L2">
      <style:paragraph-properties fo:padding="0.0193in" fo:border="0.06pt solid #d9d9e3"/>
    </style:style>
    <style:style style:name="P7" style:family="paragraph" style:parent-style-name="Text_20_body">
      <style:paragraph-properties fo:padding="0.0193in" fo:border="0.06pt solid #d9d9e3"/>
      <style:text-properties loext:padding="0.0193in" loext:border="0.06pt solid #d9d9e3"/>
    </style:style>
    <style:style style:name="P8" style:family="paragraph" style:parent-style-name="Text_20_body" style:list-style-name="L3">
      <style:paragraph-properties fo:padding="0.0193in" fo:border="0.06pt solid #d9d9e3"/>
      <style:text-properties loext:padding="0.0193in" loext:border="0.06pt solid #d9d9e3"/>
    </style:style>
    <style:style style:name="P9" style:family="paragraph" style:parent-style-name="Text_20_body" style:list-style-name="L4">
      <style:paragraph-properties fo:padding="0.0193in" fo:border="0.06pt solid #d9d9e3"/>
      <style:text-properties loext:padding="0.0193in" loext:border="0.06pt solid #d9d9e3"/>
    </style:style>
    <style:style style:name="T1"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weight="bold" style:font-weight-asian="bold" style:font-name-complex="Times New Roman1" style:font-weight-complex="bold"/>
    </style:style>
    <style:style style:name="T6" style:family="text">
      <style:text-properties style:font-name="Times New Roman" style:font-name-complex="Times New Roman1"/>
    </style:style>
    <style:style style:name="T7" style:family="text">
      <style:text-properties style:font-name="Times New Roman" style:text-underline-style="none" fo:font-weight="normal" style:font-weight-asian="normal" style:font-name-complex="Times New Roman1" style:font-weight-complex="normal"/>
    </style:style>
    <style:style style:name="T8"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Вопросы к тексту: </text:span></text:p>
      <text:p text:style-name="P1"><text:span text:style-name="T4">1</text:span><text:span text:style-name="T1">. В чем, согласно Эпикуру, состоит смысл жизни?</text:span></text:p>
      <text:p text:style-name="P3"><text:span text:style-name="T6">Согласно Эпикуру, смысл жизни заключается в достижении состояния удовольствия и избавления от боли. Он считал, что человек должен стремиться к удовольствиям, которые приносят душевное и физическое благополучие, и избегать болезней, бедствий и других видов страдания.</text:span></text:p>
      <text:p text:style-name="P2">Однако для достижения этого состояния, Эпикур призывал к разумному выбору удовольствий и умеренности в них, поскольку чрезмерное стремление к наслаждению может привести к нежелательным последствиям. Он также считал, что душевное благополучие можно достичь через дружбу, уважение к другим людям и избегание страха и беспокойства.</text:p>
      <text:p text:style-name="P2">Таким образом, для Эпикура смысл жизни заключается в достижении состояния счастья и удовлетворенности через умеренное стремление к удовольствиям и избавление от страдания и боли.</text:p>
      <text:p text:style-name="P1"><text:span text:style-name="T1">2. Почему не стоит бояться смерти?</text:span></text:p>
      <text:p text:style-name="P3"><text:span text:style-name="T6">Древнегреческий философ Эпикур считал, что не стоит бояться смерти, поскольку она не существует для нас в момент нашей смерти. Эпикур утверждал, что все жизненные процессы заканчиваются в момент смерти, поэтому мы не можем чувствовать никаких болей, страданий или любых других эмоций после смерти. Таким образом, если мы не можем почувствовать никаких эмоций после смерти, то не имеет смысла бояться смерти.</text:span></text:p>
      <text:p text:style-name="P2">Кроме того, по мнению Эпикура, страх перед смертью может привести к жизни, которая не является настоящей жизнью. Согласно Эпикуру, настоящая жизнь - это жизнь, в которой мы наслаждаемся моментом и не беспокоимся о том, что может произойти в будущем. Если мы постоянно беспокоимся о смерти, мы не можем наслаждаться жизнью, поскольку мы постоянно думаем о том, что может произойти после нашей смерти.</text:p>
      <text:p text:style-name="P2">Таким образом, для Эпикура страх перед смертью ничего не дает, и бояться смерти бесполезно. Он считал, что настоящая жизнь должна быть жизнью настоящего наслаждения моментом, и мы должны пытаться избавиться от страха перед смертью, чтобы наслаждаться каждым моментом нашей жизни.</text:p>
      <text:p text:style-name="P1"><text:span text:style-name="T1">3. Какие виды желаний выделяет Эпикур? Какова их иерархия?</text:span></text:p>
      <text:p text:style-name="P3"><text:span text:style-name="T6">Эпикур выделял три вида желаний:</text:span></text:p>
      <text:list text:style-name="L1">
        <text:list-item>
          <text:p text:style-name="P5">Естественные и необходимые желания: это желания, которые необходимы для выживания и сохранения жизни, такие как желание пить, есть и дышать.</text:p>
        </text:list-item>
        <text:list-item>
          <text:p text:style-name="P5">Естественные, но не необходимые желания: это желания, связанные с удовлетворением естественных потребностей, но не являющиеся необходимыми для выживания, такие как желание наслаждаться едой, напитками, сексом и другими приятными вещами.</text:p>
        </text:list-item>
        <text:list-item>
          <text:p text:style-name="P5">Ненатуральные желания: это желания, которые не связаны с естественными потребностями, такие как желание богатства, власти, славы и других материальных вещей.</text:p>
        </text:list-item>
      </text:list>
      <text:p text:style-name="P2">Эпикур утверждал, что естественные и необходимые желания следует удовлетворять незамедлительно, чтобы избежать боли и страдания. Естественные, но не необходимые желания следует удовлетворять умеренно и в меру, чтобы избежать излишней зависимости и <text:soft-page-break/>последующей боли и страдания. Ненатуральные желания, согласно Эпикуру, следует избегать вообще, поскольку они могут привести к бесконечной жажде, неудовлетворенности и боли.</text:p>
      <text:p text:style-name="P2">Таким образом, иерархия желаний по Эпикуру связана с тем, как они соотносятся с естественными потребностями и способностью приводить к боли и страданию.</text:p>
      <text:p text:style-name="P1"><text:span text:style-name="T1">4. Как, согласно Эпикуру, следует жить, чтобы быть счастливым?</text:span></text:p>
      <text:p text:style-name="P3"><text:span text:style-name="T6">Согласно Эпикуру, чтобы быть счастливым, необходимо следовать принципам умеренности и разумного выбора удовольствий. Вот несколько основных рекомендаций, которые дал Эпикур:</text:span></text:p>
      <text:list text:style-name="L2">
        <text:list-item>
          <text:p text:style-name="P6">Избегайте страха и беспокойства. Это можно достичь, принимая взвешенные решения и понимая, что большинство наших страхов - это лишь иллюзии.</text:p>
        </text:list-item>
        <text:list-item>
          <text:p text:style-name="P6">Избегайте чрезмерной страсти и алчности. Умеренность - ключ к счастью. Выбирайте удовольствия разумно и не позволяйте им контролировать вашу жизнь.</text:p>
        </text:list-item>
        <text:list-item>
          <text:p text:style-name="P6">Развивайте дружбу и уважайте других людей. Дружба - это важная часть счастливой жизни, поэтому старайтесь быть добрыми и поддерживать других людей.</text:p>
        </text:list-item>
        <text:list-item>
          <text:p text:style-name="P6">Развивайте свою духовность. Эпикур считал, что люди должны учиться и развиваться, чтобы достичь состояния блаженства. Это может включать в себя изучение философии, культуры и искусства.</text:p>
        </text:list-item>
        <text:list-item>
          <text:p text:style-name="P6">Наслаждайтесь природой. Для Эпикура, природа была источником удовольствия и вдохновения, поэтому важно находить время для прогулок и наслаждения окружающей природой.</text:p>
        </text:list-item>
        <text:list-item>
          <text:p text:style-name="P6">Живите просто и скромно. Эпикур считал, что простота и скромность в одежде, еде и жилище позволят вам сосредоточиться на настоящих ценностях и достичь более глубокого счастья.</text:p>
        </text:list-item>
      </text:list>
      <text:p text:style-name="P2">В целом, для Эпикура счастье и блаженство можно достичь через умеренность в выборе удовольствий, развитие духовности и дружбы, наслаждение природой, уважение к другим людям и избегание страха и беспокойства.</text:p>
      <text:p text:style-name="P1"><text:span text:style-name="T5">Вопросы к тексту: </text:span></text:p>
      <text:p text:style-name="P1"><text:span text:style-name="T1">1. Что собой представляют «Большие Надежды» человечества? Почему, по мнению Э. Фромма, они не оправдались?</text:span></text:p>
      <text:p text:style-name="P3"><text:span text:style-name="T6">"Большие Надежды" - это высокие ожидания человечества от науки, технологии, экономического прогресса и общественных изменений, которые, как предполагается, приведут к лучшей жизни и счастью для всех людей.</text:span></text:p>
      <text:p text:style-name="P2">Э. Фромм считал, что эти надежды не оправдались. Он видел, что современный мир, несмотря на все свои технологические достижения, страдает от многих социальных и психологических проблем, таких как одиночество, агрессия, депрессия, страх и беспокойство.</text:p>
      <text:p text:style-name="P2">Фромм объяснял это тем, что современная культура ставит экономический прогресс и потребление в центр своих ценностей, и забывает о важности личных отношений, духовного развития и социальной ответственности. Он считал, что эти недостатки являются следствием того, что человек потерял связь с самим собой и со своими истинными потребностями.</text:p>
      <text:p text:style-name="P2"><text:soft-page-break/>Таким образом, по мнению Фромма, "Большие Надежды" не оправдались, потому что современный мир слишком сосредоточен на материальных ценностях, а не на внутреннем развитии человека и его духовных потребностях. Он утверждал, что только возврат к ценностям, которые ставят личную свободу, ответственность и гармонию с природой в центр, может привести к настоящему благополучию для всех людей.</text:p>
      <text:p text:style-name="P1"><text:span text:style-name="T1">2. Как в истории культуры менялось представление о наслаждении как ценности и цели для человека?</text:span></text:p>
      <text:p text:style-name="P3"><text:span text:style-name="T6">Представление о наслаждении как ценности и цели для человека менялось на протяжении всей истории культуры.</text:span></text:p>
      <text:p text:style-name="P2">В Древнем мире наслаждение воспринималось как необходимость для поддержания здоровья и жизненной силы. В греческой философии наслаждение было связано с этическими вопросами и понималось как баланс между удовольствием и разумом. В римской культуре наслаждение стало символом роскоши и избытка, и часто воспринималось как признак моральной деградации.</text:p>
      <text:p text:style-name="P2">В Средневековье наслаждение часто ассоциировалось с грехом и плотскими удовольствиями. В эпоху Возрождения наслаждение начало восприниматься более позитивно, как символ свободы и индивидуальности. В период Просвещения наслаждение стало рассматриваться как цель жизни и путь к счастью, а в Романтизме наслаждение связывалось с идеей свободы, романтики выдвигали на первый план внутреннюю свободу и эмоциональное насыщение.</text:p>
      <text:p text:style-name="P2">В современном обществе наслаждение и удовольствие играют важную роль в повседневной жизни людей, но часто связываются с потребительским обществом и избытком. С другой стороны, современная наука и практики психологии признают значение наслаждения и радости для здоровья и благополучия человека.</text:p>
      <text:p text:style-name="P2">Таким образом, представление о наслаждении как ценности и цели для человека менялось в зависимости от исторического контекста и культурных ценностей, но всегда было связано с вопросами морали, этики и понимания смысла жизни.</text:p>
      <text:p text:style-name="P1"><text:span text:style-name="T1">3. С какими проблемами столкнулось современное общество? Что необходимо предпринять для исправления ситуации?</text:span></text:p>
      <text:p text:style-name="P4"><text:span text:style-name="T6">Современное общество столкнулось с рядом серьезных проблем, которые требуют немедленного вмешательства и решения:</text:span></text:p>
      <text:list text:style-name="L3">
        <text:list-item>
          <text:p text:style-name="P8">Экологические проблемы: изменение климата, загрязнение окружающей среды, вымирание видов.</text:p>
        </text:list-item>
        <text:list-item>
          <text:p text:style-name="P8">Экономические проблемы: растущее неравенство, социальная и экономическая несправедливость, растущая безработица.</text:p>
        </text:list-item>
        <text:list-item>
          <text:p text:style-name="P8">Политические проблемы: дезинформация, падение доверия к государственным институтам, рост авторитаризма.</text:p>
        </text:list-item>
        <text:list-item>
          <text:p text:style-name="P8"><text:soft-page-break/>Проблемы в области здравоохранения: распространение инфекционных заболеваний, ухудшение физического и психического здоровья.</text:p>
        </text:list-item>
        <text:list-item>
          <text:p text:style-name="P8">Проблемы в области социальной жизни: ухудшение качества образования, социальной поддержки, демографический кризис.</text:p>
        </text:list-item>
      </text:list>
      <text:p text:style-name="P7">Для исправления ситуации необходимо предпринимать следующие шаги:</text:p>
      <text:list text:style-name="L4">
        <text:list-item>
          <text:p text:style-name="P9">Разработка и внедрение экологических технологий и мер по сохранению окружающей среды.</text:p>
        </text:list-item>
        <text:list-item>
          <text:p text:style-name="P9">Распределение богатства и создание социально-справедливой экономической системы.</text:p>
        </text:list-item>
        <text:list-item>
          <text:p text:style-name="P9">Развитие демократии и защита гражданских свобод.</text:p>
        </text:list-item>
        <text:list-item>
          <text:p text:style-name="P9">Развитие здравоохранения и повышение уровня медицинской помощи.</text:p>
        </text:list-item>
        <text:list-item>
          <text:p text:style-name="P9">Улучшение качества образования, повышение уровня культуры и развитие науки.</text:p>
        </text:list-item>
        <text:list-item>
          <text:p text:style-name="P9">Повышение качества жизни населения и поддержка семейных ценностей.</text:p>
        </text:list-item>
        <text:list-item>
          <text:p text:style-name="P9">Сотрудничество между государствами и гражданским обществом для решения глобальных проблем.</text:p>
        </text:list-item>
      </text:list>
      <text:p text:style-name="P2"><text:span text:style-name="T8">В целом, для решения проблем современного общества необходимо объединить усилия государств, общественности и бизнеса, чтобы создать более справедливое, устойчивое и гуманное общество.</text:span></text:p>
      <text:p text:style-name="P1"><text:span text:style-name="T1">4. Чем отличаются «обладание» и «бытие» как фундаментальные характеристики человека?</text:span></text:p>
      <text:p text:style-name="P3"><text:span text:style-name="T6">"Обладание" и "бытие" - это две разные фундаментальные характеристики человека, которые имеют разное значение и применение.</text:span></text:p>
      <text:p text:style-name="P2">"Обладание" относится к материальным вещам, которые принадлежат человеку. Это может быть что угодно, от финансов и недвижимости до предметов домашнего обихода. Обладание важно для удовлетворения наших потребностей, а также для нашего статуса в обществе. Однако, слишком большое обладание может привести к жадности и материализму, а также к сильной зависимости от материальных вещей.</text:p>
      <text:p text:style-name="P2">"Бытие" относится к нашей сущности, кто мы есть на самом деле, вне зависимости от нашего статуса, имущества или социальной позиции. Это относится к нашим чувствам, мыслям, эмоциям и связям с другими людьми. Бытие важно для нашей психической и эмоциональной благополучности, а также для нашего самоопределения и нахождения своего места в жизни.</text:p>
      <text:p text:style-name="P2">Разница между "обладанием" и "бытием" заключается в том, что "обладание" - это внешнее проявление нашей жизни, а "бытие" - это внутреннее. Обладание может принести нам удовлетворение на короткое время, но настоящее счастье и удовлетворение приходит только <text:soft-page-break/>через наше "бытие" - то, кто мы есть на самом деле и как мы взаимодействуем с миром вокруг нас.</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0:59:53.169944818</meta:creation-date>
    <meta:generator>LibreOffice/7.4.5.1$Linux_X86_64 LibreOffice_project/40$Build-1</meta:generator>
    <dc:date>2023-03-06T11:36:13.338944460</dc:date>
    <meta:editing-duration>PT36M14S</meta:editing-duration>
    <meta:editing-cycles>16</meta:editing-cycles>
    <meta:document-statistic meta:table-count="0" meta:image-count="0" meta:object-count="0" meta:page-count="5" meta:paragraph-count="58" meta:word-count="1381" meta:character-count="10194" meta:non-whitespace-character-count="8890"/>
  </office:meta>
</office:document-meta>
</file>